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9cm"/>
    </style:style>
    <style:style style:name="co3" style:family="table-column">
      <style:table-column-properties fo:break-before="auto" style:column-width="1.228cm"/>
    </style:style>
    <style:style style:name="co4" style:family="table-column">
      <style:table-column-properties fo:break-before="auto" style:column-width="1.014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table:style-name="ce5" office:value-type="string" calcext:value-type="string">
            <text:p>RST</text:p>
          </table:table-cell>
          <table:table-cell table:style-name="ce9"/>
          <table:table-cell table:number-columns-repeated="2" table:style-name="ce7" office:value-type="string" calcext:value-type="string">
            <text:p>TX</text:p>
          </table:table-cell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DC0</text:p>
          </table:table-cell>
          <table:table-cell table:style-name="ce6" office:value-type="string" calcext:value-type="string">
            <text:p>A0</text:p>
          </table:table-cell>
          <table:table-cell table:style-name="ce10" office:value-type="string" calcext:value-type="string">
            <text:p>WEMOS</text:p>
          </table:table-cell>
          <table:table-cell table:number-columns-repeated="2" table:style-name="ce7" office:value-type="string" calcext:value-type="string">
            <text:p>RX</text:p>
          </table:table-cell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WAKE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D0</text:p>
          </table:table-cell>
          <table:table-cell table:style-name="ce10" office:value-type="string" calcext:value-type="string">
            <text:p>D1</text:p>
          </table:table-cell>
          <table:table-cell table:style-name="ce7" office:value-type="string" calcext:value-type="string">
            <text:p>D1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SCL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CK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5</text:p>
          </table:table-cell>
          <table:table-cell table:style-name="ce10" office:value-type="string" calcext:value-type="string">
            <text:p>Mini</text:p>
          </table:table-cell>
          <table:table-cell table:style-name="ce7" office:value-type="string" calcext:value-type="string">
            <text:p>D2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DA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IS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6</text:p>
          </table:table-cell>
          <table:table-cell table:style-name="ce10"/>
          <table:table-cell table:style-name="ce7" office:value-type="string" calcext:value-type="string">
            <text:p>D3</text:p>
          </table:table-cell>
          <table:table-cell table:style-name="ce7" office:value-type="float" office:value="0" calcext:value-type="float">
            <text:p>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office:value-type="string" calcext:value-type="string">
            <text:p>MOSI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7</text:p>
          </table:table-cell>
          <table:table-cell table:style-name="ce10"/>
          <table:table-cell table:style-name="ce7" office:value-type="string" calcext:value-type="string">
            <text:p>D4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LE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S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8</text:p>
          </table:table-cell>
          <table:table-cell table:style-name="ce10"/>
          <table:table-cell table:number-columns-repeated="2" table:style-name="ce12" office:value-type="string" calcext:value-type="string">
            <text:p>GND</text:p>
          </table:table-cell>
          <table:table-cell table:style-name="ce13"/>
          <table:table-cell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3V3</text:p>
          </table:table-cell>
          <table:table-cell table:style-name="ce11"/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VBUS</text:p>
          </table:table-cell>
          <table:table-cell table:style-name="ce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LED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Matrix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CLK</text:p>
          </table:table-cell>
          <table:table-cell table:style-name="ce7" office:value-type="string" calcext:value-type="string">
            <text:p>D5</text:p>
          </table:table-cell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DIN</text:p>
          </table:table-cell>
          <table:table-cell table:style-name="ce7" office:value-type="string" calcext:value-type="string">
            <text:p>D7</text:p>
          </table:table-cell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3V3</text:p>
          </table:table-cell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Taste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7" office:value-type="string" calcext:value-type="string">
            <text:p>D3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1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PIR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7"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table:number-columns-repeated="3"/>
          <table:table-cell table:style-name="ce9"/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 office:value-type="string" calcext:value-type="string">
            <text:p>RGB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 office:value-type="string" calcext:value-type="string">
            <text:p>LED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/>
          <table:table-cell table:style-name="ce7" office:value-type="string" calcext:value-type="string">
            <text:p>D2</text:p>
          </table:table-cell>
          <table:table-cell table:style-name="ce2"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10"/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/>
          <table:table-cell table:style-name="ce12" office:value-type="string" calcext:value-type="string">
            <text:p>GND</text:p>
          </table:table-cell>
          <table:table-cell table:style-name="ce13"/>
          <table:table-cell table:style-name="ce2" table:number-columns-repeated="2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8" office:value-type="string" calcext:value-type="string">
            <text:p>5V</text:p>
          </table:table-cell>
          <table:table-cell table:style-name="ce13"/>
          <table:table-cell table:style-name="ce2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Relais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7" office:value-type="string" calcext:value-type="string">
            <text:p>D1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RST</text:p>
          </table:table-cell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OLED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4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4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Ambient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Light</text:p>
          </table:table-cell>
          <table:table-cell table:style-name="ce4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4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IR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Controll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7"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7"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Buzzer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D5</text:p>
          </table:table-cell>
          <table:table-cell table:style-name="ce10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DHT22</text:p>
          </table:table-cell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7"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DS18B20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7" office:value-type="string" calcext:value-type="string">
            <text:p>D2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2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BMP180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4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4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3V3</text:p>
          </table:table-cell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SHT30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4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4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3V3</text:p>
          </table:table-cell>
          <table:table-cell table:style-name="ce11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SHT30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4"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4" office:value-type="string" calcext:value-type="string">
            <text:p>SD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3V3</text:p>
          </table:table-cell>
          <table:table-cell table:style-name="ce11"/>
          <table:table-cell table:number-columns-repeated="4"/>
        </table:table-row>
        <table:table-row table:style-name="ro1" table:number-rows-repeated="10484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21:22:37.152000000</meta:creation-date>
    <dc:date>2025-02-20T22:15:48.264000000</dc:date>
    <meta:editing-duration>P8DT53M6S</meta:editing-duration>
    <meta:editing-cycles>14</meta:editing-cycles>
    <meta:generator>LibreOffice/7.6.0.3$Windows_X86_64 LibreOffice_project/69edd8b8ebc41d00b4de3915dc82f8f0fc3b6265</meta:generator>
    <meta:document-statistic meta:table-count="1" meta:cell-count="114" meta:object-count="0"/>
  </office:meta>
</office:document-meta>
</file>